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73f68" style:font-size-asian="10pt" style:font-size-complex="10pt"/>
    </style:style>
    <style:style style:name="P3" style:family="paragraph" style:parent-style-name="Standard">
      <style:text-properties fo:font-size="10pt" officeooo:rsid="000c8a0a" officeooo:paragraph-rsid="000c8a0a" style:font-size-asian="10pt" style:font-size-complex="10pt"/>
    </style:style>
    <style:style style:name="T1" style:family="text">
      <style:text-properties officeooo:rsid="00073f68"/>
    </style:style>
    <style:style style:name="T2" style:family="text">
      <style:text-properties officeooo:rsid="00077ec1"/>
    </style:style>
    <style:style style:name="T3" style:family="text">
      <style:text-properties officeooo:rsid="0009da96"/>
    </style:style>
    <style:style style:name="T4" style:family="text">
      <style:text-properties officeooo:rsid="000b9e70"/>
    </style:style>
    <style:style style:name="T5" style:family="text">
      <style:text-properties officeooo:rsid="000bd1b0"/>
    </style:style>
    <style:style style:name="T6" style:family="text">
      <style:text-properties officeooo:rsid="000c8a0a"/>
    </style:style>
    <style:style style:name="T7" style:family="text">
      <style:text-properties officeooo:rsid="000d1288"/>
    </style:style>
    <style:style style:name="T8" style:family="text">
      <style:text-properties officeooo:rsid="000eca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l libro se divide en dos partes complementarias, integradas dentro de cada capítulo: <text:s/></text:p>
      <text:p text:style-name="Standard"/>
      <text:p text:style-name="P1">1. Historia de <text:span text:style-name="T1">Aventuras y </text:span>Fantasía: <text:s/></text:p>
      <text:p text:style-name="P2"><text:s text:c="3"/>- Narra el viaje de <text:span text:style-name="T1">una joven aventurera e intreprida llamada </text:span>Elara<text:span text:style-name="T1">,</text:span> en<text:span text:style-name="T1"> su</text:span> búsqueda de<text:span text:style-name="T1"> 'E</text:span>l códice perdido<text:span text:style-name="T1">', un libro magico que segun la leyenda contiene todo el conocimiento y todas las respuestas.</text:span></text:p>
      <text:p text:style-name="P2"><text:span text:style-name="T1">A</text:span>bordando preguntas existenciales desde un enfoque místico y subjetivo. <text:s/></text:p>
      <text:p text:style-name="P1"><text:s text:c="5"/></text:p>
      <text:p text:style-name="P1"/>
      <text:p text:style-name="P1">2. Ensayo Científico: <text:s/></text:p>
      <text:p text:style-name="P1"><text:s text:c="3"/>- Introduce ideas sobre las características de la vida y <text:span text:style-name="T2">desarrolla</text:span> una simulación lógica de la vida como sistema inteligente. <text:s/></text:p>
      <text:p text:style-name="P1"><text:s text:c="3"/>- Proporciona respuestas objetivas y contrastes con las conclusiones subjetivas de la historia<text:span text:style-name="T2"> de aventuras</text:span>. <text:s/></text:p>
      <text:p text:style-name="Standard"/>
      <text:p text:style-name="Horizontal_20_Line"/>
      <text:p text:style-name="Text_20_body"/>
      <text:p text:style-name="Standard">Estructura del Libro<text:span text:style-name="T3">:</text:span> <text:s/></text:p>
      <text:p text:style-name="Standard"/>
      <text:p text:style-name="P1">- Acto 1: La Búsqueda de la Verdad (Introducción)</text:p>
      <text:p text:style-name="P1"><text:s/>Presenta personajes, localización y preguntas existenciales. <text:s/></text:p>
      <text:p text:style-name="P1"><text:s text:c="4"/>- Cap. 1: El libro. <text:s/></text:p>
      <text:p text:style-name="P1"><text:s text:c="4"/>- Cap. 2: Elara y la montaña. <text:s/></text:p>
      <text:p text:style-name="P1"/>
      <text:p text:style-name="P1">- Acto 2: L<text:span text:style-name="T3">o Oculto</text:span> <text:s/></text:p>
      <text:p text:style-name="P1"><text:s/>Explora <text:span text:style-name="T3">nuestras propias limitaciones para entender la realidad</text:span>. <text:s text:c="3"/></text:p>
      <text:p text:style-name="P1"><text:s text:c="4"/>- Cap. 3: Monstruos. <text:s/></text:p>
      <text:p text:style-name="P1"><text:s text:c="4"/>- Cap. 4: La fe. <text:s/></text:p>
      <text:p text:style-name="P1"><text:s text:c="4"/>- Cap. 5: El amor. <text:s/></text:p>
      <text:p text:style-name="P1"><text:s text:c="4"/>- Cap. 6: La magia. <text:s/></text:p>
      <text:p text:style-name="P1"><text:s text:c="4"/>- Cap. 7: <text:span text:style-name="T3">Condicionantes del pensamiento</text:span>. <text:s/></text:p>
      <text:p text:style-name="P1"/>
      <text:p text:style-name="P1">- Acto 3: La <text:span text:style-name="T5">Inteligencia invisible.</text:span></text:p>
      <text:p text:style-name="P1"><text:s/><text:span text:style-name="T4">Componentes y simulacion</text:span>. <text:s text:c="3"/></text:p>
      <text:p text:style-name="P1"><text:s text:c="4"/>- Cap. 8: La vida. <text:s/></text:p>
      <text:p text:style-name="P1"><text:s text:c="4"/>- Cap. 9: El ADN. <text:s/></text:p>
      <text:p text:style-name="P1"><text:s text:c="4"/>- Cap. 10: Reproducción. <text:s/></text:p>
      <text:p text:style-name="P1"><text:s text:c="4"/>- Cap. 11: Individuos como componentes. <text:s/></text:p>
      <text:p text:style-name="P1"><text:s text:c="4"/>- Cap. 12: Ciclo de vida. <text:s/></text:p>
      <text:p text:style-name="P1"><text:s text:c="4"/>- Cap. 13: El sistema en funcionamiento. <text:s/></text:p>
      <text:p text:style-name="P1"/>
      <text:p text:style-name="P1">- Acto 4:<text:span text:style-name="T6"> El limite final</text:span></text:p>
      <text:p text:style-name="P1"><text:s/>Analiza las características del sistema. <text:s text:c="2"/></text:p>
      <text:p text:style-name="P1"><text:s text:c="4"/>- Cap. 13: Eficiencia. <text:s/></text:p>
      <text:p text:style-name="P1"><text:s text:c="4"/>- Cap. 14: Fiabilidad. <text:s/></text:p>
      <text:p text:style-name="P1"><text:s text:c="4"/>- Cap. 15: Potencia. <text:s/></text:p>
      <text:p text:style-name="P1"><text:s text:c="4"/>- Cap. 16: Coste. <text:s/></text:p>
      <text:p text:style-name="P1"><text:s text:c="4"/>- Cap. 17: Redundancia. <text:s/></text:p>
      <text:p text:style-name="P1"><text:s text:c="4"/>- Cap. 18: Poda. <text:s/></text:p>
      <text:p text:style-name="P3"/>
      <text:p text:style-name="P1">- Acto 5: Más Allá (Lo Trascendente) </text:p>
      <text:p text:style-name="P1"><text:s/><text:span text:style-name="T7">Respuestas</text:span>. <text:s text:c="3"/></text:p>
      <text:p text:style-name="P1"><text:s text:c="4"/>- Cap. 19: La inteligencia creadora. <text:s/>(esta fuera de nosotros, esta dentro de nosotros, somos parte de ella, somo ella misma)</text:p>
      <text:p text:style-name="P1"><text:s text:c="4"/>- Cap. 20: El Espíritu. <text:s/>(el Espiritu de la vida, el mio propio, y la conciencia)</text:p>
      <text:p text:style-name="P1"><text:s text:c="4"/>- Cap. 21: La vida eterna. <text:s/>(el viaje de mi Espiritu hacia la eternidad, y el de Abraham)</text:p>
      <text:p text:style-name="P1"><text:s text:c="4"/>- Cap. 22: El origen de la vida. <text:s/></text:p>
      <text:p text:style-name="P1"><text:soft-page-break/></text:p>
      <text:p text:style-name="P1">- Acto 6: Conclusione<text:span text:style-name="T7">s</text:span> <text:s/></text:p>
      <text:p text:style-name="P1"><text:s text:c="2"/><text:span text:style-name="T7">Mas respuestas.</text:span> <text:s text:c="3"/></text:p>
      <text:p text:style-name="P1"><text:s text:c="4"/>- Cap. 23: Vuelta a la realidad. <text:s/>(mission)</text:p>
      <text:p text:style-name="P1"><text:s text:c="4"/>- Cap. 24: Lo trascendente. <text:s/>(lo que hemos hecho)</text:p>
      <text:p text:style-name="P1"><text:s text:c="4"/>- Cap. 25: La paz interior. <text:s/><text:span text:style-name="T8">(sigue a tu instinto y no fallaras)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7:33:19.703000000</meta:creation-date>
    <dc:date>2025-07-02T18:22:32.055000000</dc:date>
    <meta:editing-duration>PT28M48S</meta:editing-duration>
    <meta:editing-cycles>7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47" meta:word-count="352" meta:character-count="2201" meta:non-whitespace-character-count="1684"/>
  </office:meta>
</office:document-meta>
</file>